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 style:language-asian="fr" style:country-asian="FR" style:language-complex="ar" style:country-complex="SA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4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T10" style:parent-style-name="Policepardéfaut" style:family="text">
      <style:text-properties fo:font-weight="bold" style:font-weight-asian="bold" style:font-weight-complex="bold"/>
    </style:style>
    <style:style style:name="T11" style:parent-style-name="Policepardéfaut" style:family="text">
      <style:text-properties fo:font-weight="bold" style:font-weight-asian="bold" style:font-weight-complex="bold"/>
    </style:style>
    <style:style style:name="T12" style:parent-style-name="Policepardéfaut" style:family="text">
      <style:text-properties fo:font-weight="bold" style:font-weight-asian="bold" style:font-weight-complex="bold"/>
    </style:style>
    <style:style style:name="P13" style:parent-style-name="Standard" style:family="paragraph">
      <style:paragraph-properties fo:background-color="#CCCCCC"/>
      <style:text-properties fo:font-weight="bold" style:font-weight-asian="bold" style:font-weight-complex="bold" fo:font-size="16pt" style:font-size-asian="16pt" style:font-size-complex="16pt"/>
    </style:style>
    <style:style style:name="P14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5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6" style:parent-style-name="Standard" style:family="paragraph">
      <style:text-properties style:font-weight-complex="bold" style:font-style-complex="italic"/>
    </style:style>
    <style:style style:name="P17" style:parent-style-name="Standard" style:family="paragraph">
      <style:text-properties style:font-weight-complex="bold" style:font-style-complex="italic"/>
    </style:style>
    <style:style style:name="P18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9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paragraph-properties fo:background-color="#CCCCCC"/>
      <style:text-properties fo:font-weight="bold" style:font-weight-asian="bold" style:font-weight-complex="bold" fo:text-shadow="0.0138in 0.0138in 0in #000000" fo:font-size="16pt" style:font-size-asian="16pt" style:font-size-complex="16pt"/>
    </style:style>
    <style:style style:name="P26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27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28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29" style:parent-style-name="Standard" style:family="paragraph">
      <style:paragraph-properties fo:background-color="#CCCCCC"/>
      <style:text-properties fo:font-weight="bold" style:font-weight-asian="bold" style:font-weight-complex="bold" fo:font-size="16pt" style:font-size-asian="16pt" style:font-size-complex="16pt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58240" draw:id="id0" draw:style-name="a0" draw:name="Zone de texte 1" text:anchor-type="paragraph" svg:x="3.64514in" svg:y="0.12986in" svg:width="3.57292in" svg:height="0.59375in" style:rel-width="scale" style:rel-height="scale"><draw:text-box><text:p text:style-name="P3">Projet professionnel<text:s/></text:p><text:p text:style-name="P4">Développement<text:s/>web et web mobile<text:s/></text:p></draw:text-box><svg:title/><svg:desc/></draw:frame></text:span><text:span text:style-name="T5">Dimitri Karasiak</text:span></text:p>
      <text:p text:style-name="P6">52 rue Gustave Duriez,</text:p>
      <text:p text:style-name="P7">59280 Armentieres</text:p>
      <text:p text:style-name="P8"/>
      <text:p text:style-name="P9">Téléphone : 0625992674</text:p>
      <text:p text:style-name="Standard"><text:span text:style-name="T10">Email :<text:s/></text:span><text:a xlink:href="mailto:karasiak.dimitri@gmail.com" office:target-frame-name="_top" xlink:show="replace"><text:span text:style-name="T11">karasiak.dimitri@gmail.com</text:span></text:a></text:p>
      <text:p text:style-name="Standard"><text:span text:style-name="T12">Site internet :<text:s/></text:span></text:p>
      <text:p text:style-name="Standard"/>
      <text:p text:style-name="P13">FORMATIONS</text:p>
      <text:p text:style-name="P14"/>
      <text:p text:style-name="P15">2018-2019</text:p>
      <text:p text:style-name="P16">Formation développeur web et web mobile</text:p>
      <text:p text:style-name="P17">AFPA Roubaix</text:p>
      <text:p text:style-name="P18"/>
      <text:p text:style-name="P19">2016-2017</text:p>
      <text:p text:style-name="Standard">Licence informatique</text:p>
      <text:p text:style-name="Standard">Université<text:s/>des sciences</text:p>
      <text:p text:style-name="Standard">Nancy</text:p>
      <text:p text:style-name="P20"/>
      <text:p text:style-name="P21">2014-2016</text:p>
      <text:p text:style-name="Standard">BTS Compta gestion et organisation</text:p>
      <text:p text:style-name="Standard">Marguerite Galant</text:p>
      <text:p text:style-name="Standard">Verdun</text:p>
      <text:p text:style-name="P22">Non obtenue</text:p>
      <text:p text:style-name="Standard"/>
      <text:p text:style-name="P23">2011-2014</text:p>
      <text:p text:style-name="Standard">Bac<text:s/>professionnele</text:p>
      <text:p text:style-name="Standard">Lycée professionnelle Emile zola</text:p>
      <text:p text:style-name="Standard">Bar-le-Duc</text:p>
      <text:p text:style-name="P24">Sans mention</text:p>
      <text:p text:style-name="Standard"/>
      <text:p text:style-name="Standard">Langues:</text:p>
      <text:p text:style-name="Standard">Anglais : Niveau Bon</text:p>
      <text:p text:style-name="Standard"/>
      <text:p text:style-name="P25">EXPERIENCES PROFESSIONNELLES</text:p>
      <text:p text:style-name="Standard"/>
      <text:p text:style-name="P26">01 Décembre-2014 <text:s/>- 20 Décembre-2014</text:p>
      <text:p text:style-name="Standard">Comptable stagiaire</text:p>
      <text:p text:style-name="Standard">Tunes Peinture</text:p>
      <text:p text:style-name="Standard">Bar-le-Duc</text:p>
      <text:p text:style-name="Standard">Enregistrement et vérification des<text:s/>divers facture reçue</text:p>
      <text:p text:style-name="Standard"/>
      <text:p text:style-name="P27">04 Mars-2013 <text:s/>- 22 Mars-2013</text:p>
      <text:p text:style-name="Standard">Comptable stagiaire</text:p>
      <text:p text:style-name="Standard">8éme RA Commercy</text:p>
      <text:p text:style-name="Standard">Commercy</text:p>
      <text:p text:style-name="Standard">Gestion des stocks du magasin de l'armée de terre</text:p>
      <text:p text:style-name="Standard"/>
      <text:p text:style-name="P28">06 Juillet-2015 <text:s/>- 24 Juillet-2015</text:p>
      <text:p text:style-name="Standard">Comptable stagiaire</text:p>
      <text:p text:style-name="Standard">conseil générale de la Meuse</text:p>
      <text:p text:style-name="Standard">Bar-le-Duc</text:p>
      <text:p text:style-name="Standard">Divers<text:s/>tache d'enregistrement de facture</text:p>
      <text:p text:style-name="Standard"/>
      <text:p text:style-name="P29">CENTRES D’INTERETS</text:p>
      <text:p text:style-name="Sansinterligne1"/>
      <text:p text:style-name="Sansinterligne1">Informatique, vélo, pian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ansinterligne1" style:display-name="Sans interligne1" style:family="paragraph">
      <style:paragraph-properties fo:widows="2" fo:orphans="2"/>
      <style:text-properties style:font-name-asian="Times New Roman" style:font-name-complex="Times New Roman" style:language-complex="ar" style:country-complex="SA" fo:hyphenate="false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187in" fo:margin-left="0.7875in" fo:margin-bottom="0.197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59013-57-04</dc:creator>
    <meta:creation-date>2018-06-29T15:15:00Z</meta:creation-date>
    <dc:date>2018-10-15T13:02:00Z</dc:date>
    <meta:template xlink:href="Normal" xlink:type="simple"/>
    <meta:editing-cycles>7</meta:editing-cycles>
    <meta:editing-duration>PT14040S</meta:editing-duration>
    <meta:document-statistic meta:page-count="1" meta:paragraph-count="2" meta:word-count="154" meta:character-count="1003" meta:row-count="7" meta:non-whitespace-character-count="851"/>
  </office:meta>
</office:document-meta>
</file>